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4" style:family="paragraph" style:parent-style-name="Text_20_body">
      <style:paragraph-properties fo:margin-top="0in" fo:margin-bottom="0in"/>
    </style:style>
    <style:style style:name="P5" style:family="paragraph" style:parent-style-name="Default_7e_LT_7e_Gliederung_20_1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/>
    </style:style>
    <style:style style:name="P6" style:family="paragraph" style:parent-style-name="Heading_20_1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style:text-outline="false"/>
    </style:style>
    <style:style style:name="T6" style:family="text">
      <style:text-properties style:text-line-through-style="none"/>
    </style:style>
    <style:style style:name="T7" style:family="text">
      <style:text-properties style:font-name="Arial1"/>
    </style:style>
    <style:style style:name="T8" style:family="text">
      <style:text-properties fo:font-size="12pt"/>
    </style:style>
    <style:style style:name="T9" style:family="text">
      <style:text-properties fo:font-style="normal"/>
    </style:style>
    <style:style style:name="T10" style:family="text">
      <style:text-properties fo:text-shadow="none"/>
    </style:style>
    <style:style style:name="T11" style:family="text">
      <style:text-properties style:text-underline-style="none"/>
    </style:style>
    <style:style style:name="T12" style:family="text">
      <style:text-properties fo:font-weight="normal"/>
    </style:style>
    <style:style style:name="T13" style:family="text">
      <style:text-properties style:font-name-asian="Arial1"/>
    </style:style>
    <style:style style:name="T14" style:family="text">
      <style:text-properties style:font-size-asian="12pt"/>
    </style:style>
    <style:style style:name="T15" style:family="text">
      <style:text-properties style:font-style-asian="normal"/>
    </style:style>
    <style:style style:name="T16" style:family="text">
      <style:text-properties style:font-weight-asian="normal"/>
    </style:style>
    <style:style style:name="T17" style:family="text">
      <style:text-properties style:font-name-complex="Arial1"/>
    </style:style>
    <style:style style:name="T18" style:family="text">
      <style:text-properties style:font-size-complex="12pt"/>
    </style:style>
    <style:style style:name="T19" style:family="text">
      <style:text-properties style:font-style-complex="normal"/>
    </style:style>
    <style:style style:name="T20" style:family="text">
      <style:text-properties style:font-weight-complex="normal"/>
    </style:style>
    <style:style style:name="T21" style:family="text">
      <style:text-properties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3">Gabe &amp; Joh's Statistical Spell Checker</text:p>
      <text:p text:style-name="P2">Gabriel Dulac-Arnold</text:p>
      <text:p text:style-name="P2">Johannes H. Jensen</text:p>
      <text:p text:style-name="Standard"/>
      <text:p text:style-name="Standard">The spellchecker we have implemented is strongly influenced by:</text:p>
      <text:p text:style-name="P5">Kernighan, M. D., Church, K. W. and Gale, W. <text:s/>A. (1990), “<text:span text:style-name="T1">A Spelling Correction Program Based on</text:span> <text:s/>a Noisy Channel Model”, <text:s/>Proceedings of COLING '90, Helsinki</text:p>
      <text:h text:style-name="P6" text:outline-level="1" text:is-list-header="true">Golding, Andrew R. (1995) “A Bayesian hybrid method for context-sensitive spelling correction”, Proceedings on Third Workshop on Very Large Corpora</text:h>
      <text:p text:style-name="Standard"/>
      <text:p text:style-name="Standard">To be able to complete the noisy channel method, we needed to take advantage of P(c|t), or the probability of a certain correction occuring considering the error that led to it. <text:s/>Instead of taking the tables from the paper, we decided to attempt to rebuild them ourselves. <text:s/>Lacking the time and expertise to implement Good - Turing approximation on the probabilities, they were normalized with the '+1' method, and left as-is. <text:s/>Probabilities where therefore calculated by taking the number of times a certain typo appeared in the corpus, and normalizing it by the method described in the paper. <text:s/></text:p>
      <text:p text:style-name="Standard"></text:p>
      <text:p text:style-name="Standard">Instead of using the boot-strapping method described in the paper, we resorted to a simpler single iteration method. <text:s/>We go through a certain corpus (in this case the Reuters corpus, as it is a typed corpus) and check for non-dictionary words. <text:s/>For every non-dictionary word, we create a set of noisy-channel candidates. <text:s/>We use the probability of the word appearihow ng in the corpus to pick the best candidate, and store the typographical error that leads to that word in our confusion matrix. <text:s/>We recognize that using P(c) to help in computing P(c|t) is potentially biasing the results of our confusion matrix, but it seems to provide good resul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1" fo:font-size="32pt" fo:font-style="normal" fo:text-shadow="none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1" fo:font-size="44pt" fo:font-style="normal" fo:text-shadow="none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1" fo:font-size="32pt" fo:font-style="normal" fo:text-shadow="none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Arial1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1" fo:font-size="44pt" fo:font-style="normal" fo:text-shadow="none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Arial1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/>
    </style:style>
    <style:style style:name="Outline_20_1" style:display-name="Outline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1" fo:font-size="32pt" fo:font-style="normal" fo:text-shadow="none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2" style:font-size-asian="24pt" style:font-weight-asian="bold" style:font-name-complex="DejaVu Sans2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3T23:16:40</meta:creation-date>
    <dc:date>2009-09-23T23:33:07</dc:date>
    <meta:editing-duration>PT00H16M29S</meta:editing-duration>
    <meta:editing-cycles>2</meta:editing-cycles>
    <meta:generator>OpenOffice.org/3.0$Unix OpenOffice.org_project/300m15$Build-9379</meta:generator>
    <meta:document-statistic meta:table-count="0" meta:image-count="0" meta:object-count="0" meta:page-count="1" meta:paragraph-count="9" meta:word-count="275" meta:character-count="1693"/>
  </office:meta>
</office:document-meta>
</file>